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700000079FE62E7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Ubuntu2" svg:font-family="Ubuntu" style:font-adornments="Italic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Light" svg:font-family="'Ubuntu Light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6cm" draw:marker-start-width="0.359cm" draw:marker-end="Line_20_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Line_20_Style_20_9" svg:stroke-width="0.106cm" draw:marker-start-width="0.359cm" draw:marker-end="Line_20_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518cm" draw:marker-end="Line_20_Arrow" draw:marker-end-width="0.618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Line_20_Style_20_9" svg:stroke-width="0.106cm" draw:marker-start-width="0.518cm" draw:marker-end="Line_20_Arrow" draw:marker-end-width="0.618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draw:stroke-dash="Dashed_20__28_var_29__20_1" svg:stroke-width="0.106cm" draw:marker-start-width="0.518cm" draw:marker-end="Line_20_Arrow" draw:marker-end-width="0.618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draw:stroke="dash" draw:stroke-dash="Line_20_Style_20_9" svg:stroke-width="0.106cm" draw:marker-start-width="0.677cm" draw:marker-end="Short_20_line_20_Arrow" draw:marker-end-width="0.777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053cm" draw:marker-start-width="0.598cm" draw:marker-end="Short_20_line_20_Arrow" draw:marker-end-width="0.698cm" draw:fill="none" draw:textarea-vertical-align="middle" fo:padding-top="0.152cm" fo:padding-bottom="0.152cm" fo:padding-left="0.277cm" fo:padding-right="0.277cm"/>
    </style:style>
    <style:style style:name="gr17" style:family="graphic" style:parent-style-name="objectwithoutfill">
      <style:graphic-properties draw:stroke="dash" draw:stroke-dash="Line_20_Style_20_9" svg:stroke-width="0.106cm" draw:marker-start-width="0.836cm" draw:marker-end="Short_20_line_20_Arrow" draw:marker-end-width="0.936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5.4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fo:min-height="16.255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Ubuntu Light2"/>
    </style:style>
    <style:style style:name="P4" style:family="paragraph">
      <style:text-properties style:font-name="Ubuntu Light2" fo:font-size="22pt" style:font-size-asian="22pt" style:font-size-complex="22pt"/>
    </style:style>
    <style:style style:name="P5" style:family="paragraph">
      <style:paragraph-properties fo:text-align="center"/>
      <style:text-properties style:font-name="Droid Sans Mono1" fo:font-size="22pt"/>
    </style:style>
    <style:style style:name="P6" style:family="paragraph">
      <style:text-properties style:font-name="Droid Sans Mono1" fo:font-size="22pt"/>
    </style:style>
    <style:style style:name="P7" style:family="paragraph">
      <style:paragraph-properties fo:text-align="center"/>
      <style:text-properties style:font-name="Droid Sans Mono1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Light2"/>
    </style:style>
    <style:style style:name="T3" style:family="text">
      <style:text-properties style:font-name="Droid Sans Mono1" fo:font-size="26pt" style:font-size-asian="26pt" style:font-size-complex="26pt"/>
    </style:style>
    <style:style style:name="T4" style:family="text">
      <style:text-properties style:font-name="Ubuntu Light2" fo:font-size="22pt" style:font-size-asian="22pt" style:font-size-complex="22pt"/>
    </style:style>
    <style:style style:name="T5" style:family="text">
      <style:text-properties style:font-name="Droid Sans Mono1" fo:font-size="22pt" style:letter-kerning="true" style:font-name-asian="Droid Sans Fallback" style:font-size-asian="18pt" style:font-name-complex="FreeSans" style:font-size-complex="18pt"/>
    </style:style>
    <style:style style:name="T6" style:family="text">
      <style:text-properties style:font-name="Droid Sans Mono1" fo:font-size="22pt"/>
    </style:style>
    <style:style style:name="T7" style:family="text">
      <style:text-properties style:font-name="Droid Sans Mono1" fo:font-size="26pt" style:letter-kerning="true" style:font-name-asian="Droid Sans Fallback" style:font-size-asian="26pt" style:font-name-complex="FreeSans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601cm" svg:y="7.4cm" presentation:class="title" presentation:user-transformed="true">
          <draw:text-box>
            <text:p>Model-View-*</text:p>
          </draw:text-box>
        </draw:frame>
        <draw:frame presentation:style-name="pr2" draw:layer="layout" svg:width="25.199cm" svg:height="5.493cm" svg:x="1.4cm" svg:y="10.4cm" presentation:class="subtitle" presentation:user-transformed="true">
          <draw:text-box>
            <text:p>UI-Design-Patterns im De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ine einheitliche Definition</text:p>
              </text:list-item>
              <text:list-item>
                <text:p>MVC in unzähligen Varianten</text:p>
              </text:list-item>
              <text:list-item>
                <text:p>Spezifische Eigenschaften je nach Toolkit/Programmiersprache</text:p>
              </text:list-item>
              <text:list-item>
                <text:p><text:span text:style-name="T1">Alle Angaben ohne Gewäh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VC auf Widget-Ebene</text:p>
          </draw:text-box>
        </draw:frame>
        <draw:frame presentation:style-name="pr4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Model: </text:p>
                <text:list>
                  <text:list-item>
                    <text:p>„hello World“</text:p>
                  </text:list-item>
                  <text:list-item>
                    <text:p>Cursor-Position</text:p>
                  </text:list-item>
                  <text:list-item>
                    <text:p>Focus (boolean)</text:p>
                  </text:list-item>
                </text:list>
              </text:list-item>
              <text:list-item>
                <text:p>View: Viereck mit Blauem Rahmen</text:p>
              </text:list-item>
              <text:list-item>
                <text:p>Controller:</text:p>
                <text:list>
                  <text:list-item>
                    <text:p>Tastatureingaben entgegen nehmen</text:p>
                  </text:list-item>
                  <text:list-item>
                    <text:p>Buchstaben im Model setzen</text:p>
                  </text:list-item>
                  <text:list-item>
                    <text:p>Backspace: Zeichen lösche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541cm" svg:height="3.2cm" svg:x="9.6cm" svg:y="4cm">
          <draw:image xlink:href="Pictures/100000000000029700000079FE62E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<text:span text:style-name="T2">MVC auf der Ebene der </text:span></text:p>
            <text:p><text:span text:style-name="T2">Applikations-Architekt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-Schichten-Architektur vs. MVC</text:p>
          </draw:text-box>
        </draw:frame>
        <draw:custom-shape draw:style-name="gr3" draw:text-style-name="P2" draw:layer="layout" svg:width="6.2cm" svg:height="2.4cm" svg:x="11cm" svg:y="6.2cm">
          <text:p text:style-name="P2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11cm" svg:y="10.4cm">
          <text:p text:style-name="P2"><text:span text:style-name="T3">Business</text:span></text:p>
          <text:p text:style-name="P2"><text:span text:style-name="T3">Logi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2.4cm" svg:x="10.5cm" svg:y="14.6cm">
          <text:p text:style-name="P2"><text:span text:style-name="T3">Persistenc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2cm" svg:y1="8.6cm" svg:x2="14.2cm" svg:y2="10.4cm">
          <text:p/>
        </draw:line>
        <draw:line draw:style-name="gr4" draw:text-style-name="P2" draw:layer="layout" svg:x1="14.2cm" svg:y1="12.8cm" svg:x2="14.2cm" svg:y2="14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-Schichten-Architektur vs. MVC</text:p>
          </draw:text-box>
        </draw:frame>
        <draw:custom-shape draw:style-name="gr5" draw:text-style-name="P2" draw:layer="layout" svg:width="21cm" svg:height="11.4cm" svg:x="3.2cm" svg:y="4.6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cm" svg:height="3.6cm" svg:x="4.8cm" svg:y="17.8cm">
          <text:p text:style-name="P2"><text:span text:style-name="T3">Business</text:span></text:p>
          <text:p text:style-name="P2"><text:span text:style-name="T3">Logik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5.2cm" svg:y="11.4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10.2cm" svg:y="6.4cm">
          <text:p text:style-name="P2"><text:span text:style-name="T3">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2.4cm" svg:x="14cm" svg:y="11.4cm">
          <text:p text:style-name="P2"><text:span text:style-name="T3">Controll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cm" svg:y1="13.8cm" svg:x2="15.8cm" svg:y2="17.8cm">
          <text:p/>
        </draw:line>
        <draw:line draw:style-name="gr4" draw:text-style-name="P2" draw:layer="layout" svg:x1="14cm" svg:y1="12.4cm" svg:x2="11.4cm" svg:y2="12.4cm">
          <text:p/>
        </draw:line>
        <draw:line draw:style-name="gr4" draw:text-style-name="P2" draw:layer="layout" svg:x1="15.6cm" svg:y1="11.4cm" svg:x2="14.4cm" svg:y2="8.8cm">
          <text:p/>
        </draw:line>
        <draw:line draw:style-name="gr4" draw:text-style-name="P2" draw:layer="layout" svg:x1="10.8cm" svg:y1="8.8cm" svg:x2="9.2cm" svg:y2="11.4cm">
          <text:p/>
        </draw:line>
        <draw:frame draw:style-name="gr7" draw:layer="layout" svg:width="4.8cm" svg:height="1.326cm" svg:x="3.6cm" svg:y="5cm">
          <draw:text-box>
            <text:p text:style-name="P2"><text:span text:style-name="T3">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QRS Architektur vs. MVC?</text:p>
          </draw:text-box>
        </draw:frame>
        <draw:frame draw:style-name="gr7" draw:text-style-name="P4" draw:layer="layout" svg:width="23cm" svg:height="1.123cm" svg:x="2.2cm" svg:y="3.8cm">
          <draw:text-box>
            <text:p><text:span text:style-name="T4">Command-Query-Responsibility-Segregation</text:span></text:p>
          </draw:text-box>
        </draw:frame>
        <draw:custom-shape draw:style-name="gr3" draw:text-style-name="P2" draw:layer="layout" svg:width="6.2cm" svg:height="1.6cm" svg:x="10cm" svg:y="6.2cm">
          <text:p text:style-name="P2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2.4cm" svg:x="16.8cm" svg:y="10.8cm">
          <text:p text:style-name="P2"><text:span text:style-name="T3">Domain-Mod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7.4cm" svg:height="2.4cm" svg:x="4.4cm" svg:y="16cm">
          <text:p text:style-name="P2"><text:span text:style-name="T3">Query-Mod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" draw:text-style-name="P2" draw:layer="layout" svg:x1="15.6cm" svg:y1="7.8cm" svg:x2="19.6cm" svg:y2="10.8cm">
          <text:p/>
        </draw:line>
        <draw:frame draw:style-name="gr7" draw:layer="layout" svg:width="5.6cm" svg:height="1.157cm" svg:x="17.6cm" svg:y="7.838cm">
          <draw:text-box>
            <text:p><text:span text:style-name="T5">Commands</text:span></text:p>
          </draw:text-box>
        </draw:frame>
        <draw:line draw:style-name="gr4" draw:text-style-name="P2" draw:layer="layout" svg:x1="8.6cm" svg:y1="11cm" svg:x2="11.8cm" svg:y2="7.8cm">
          <text:p/>
        </draw:line>
        <draw:frame draw:style-name="gr7" draw:layer="layout" svg:width="5.6cm" svg:height="1.157cm" svg:x="6.4cm" svg:y="8.443cm">
          <draw:text-box>
            <text:p><text:span text:style-name="T6">Queries</text:span></text:p>
          </draw:text-box>
        </draw:frame>
        <draw:line draw:style-name="gr4" draw:text-style-name="P5" draw:layer="layout" svg:x1="9cm" svg:y1="16cm" svg:x2="9cm" svg:y2="13.4cm">
          <text:p/>
        </draw:line>
        <draw:frame draw:style-name="gr8" draw:text-style-name="P6" draw:layer="layout" svg:width="3.296cm" svg:height="1.157cm" svg:x="9.4cm" svg:y="13.8cm">
          <draw:text-box>
            <text:p><text:span text:style-name="T6">Update</text:span></text:p>
          </draw:text-box>
        </draw:frame>
        <draw:line draw:style-name="gr4" draw:text-style-name="P2" draw:layer="layout" svg:x1="18.8cm" svg:y1="13.2cm" svg:x2="11.8cm" svg:y2="17cm">
          <text:p/>
        </draw:line>
        <draw:frame draw:style-name="gr8" draw:layer="layout" svg:width="3.296cm" svg:height="1.157cm" svg:x="13.477cm" svg:y="16.2cm">
          <draw:text-box>
            <text:p><text:span text:style-name="T6">Notify</text:span></text:p>
          </draw:text-box>
        </draw:frame>
        <draw:line draw:style-name="gr4" draw:text-style-name="P2" draw:layer="layout" svg:x1="21.8cm" svg:y1="13.2cm" svg:x2="21.8cm" svg:y2="16.8cm">
          <text:p/>
        </draw:line>
        <draw:frame draw:style-name="gr8" draw:layer="layout" svg:width="2.83cm" svg:height="1.157cm" svg:x="21.97cm" svg:y="15.043cm">
          <draw:text-box>
            <text:p><text:span text:style-name="T6">Write</text:span></text:p>
          </draw:text-box>
        </draw:frame>
        <draw:custom-shape draw:style-name="gr9" draw:text-style-name="P2" draw:layer="layout" svg:width="5.2cm" svg:height="2.4cm" svg:x="19.2cm" svg:y="16.8cm">
          <text:p text:style-name="P2"><text:span text:style-name="T3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draw:layer="layout" svg:width="5.2cm" svg:height="2.4cm" svg:x="6.2cm" svg:y="11cm">
          <text:p text:style-name="P2"><text:span text:style-name="T3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VC: „Das Original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talk</text:p>
              </text:list-item>
              <text:list-item>
                <text:p>Idee: Trennung von Domain-Objekten und Ansicht</text:p>
              </text:list-item>
              <text:list-item>
                <text:p>1 Model, </text:p>
              </text:list-item>
              <text:list-item>
                <text:p>je Control: 1 View und 1 Contro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-View-Controller</text:p>
          </draw:text-box>
        </draw:frame>
        <draw:custom-shape draw:style-name="gr3" draw:text-style-name="P2" draw:layer="layout" svg:width="6.2cm" svg:height="2.4cm" svg:x="2.2cm" svg:y="6.2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9.2cm" svg:y="12.2cm">
          <text:p text:style-name="P2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2cm" svg:height="2.4cm" svg:x="16.8cm" svg:y="6.2cm">
          <text:p text:style-name="P2"><text:span text:style-name="T7">View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8cm" svg:y1="6.8cm" svg:x2="8.4cm" svg:y2="6.8cm">
          <text:p/>
        </draw:line>
        <draw:line draw:style-name="gr11" draw:text-style-name="P2" draw:layer="layout" svg:x1="8.4cm" svg:y1="8cm" svg:x2="16.8cm" svg:y2="8cm">
          <text:p/>
        </draw:line>
        <draw:line draw:style-name="gr12" draw:text-style-name="P2" draw:layer="layout" svg:x1="10.2cm" svg:y1="12.2cm" svg:x2="6.4cm" svg:y2="8.6cm">
          <text:p/>
        </draw:line>
        <draw:line draw:style-name="gr12" draw:text-style-name="P2" draw:layer="layout" svg:x1="14cm" svg:y1="12.2cm" svg:x2="18.6cm" svg:y2="8.6cm">
          <text:p/>
        </draw:line>
        <draw:line draw:style-name="gr13" draw:text-style-name="P2" draw:layer="layout" svg:x1="20.6cm" svg:y1="8.6cm" svg:x2="15.4cm" svg:y2="1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-View-Presenter</text:p>
          </draw:text-box>
        </draw:frame>
        <draw:custom-shape draw:style-name="gr3" draw:text-style-name="P8" draw:layer="layout" svg:width="6.2cm" svg:height="2.4cm" svg:x="2.2cm" svg:y="6.2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9.2cm" svg:y="12.2cm">
          <text:p text:style-name="P2"><text:span text:style-name="T7">Presenter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2cm" svg:height="2.4cm" svg:x="16.8cm" svg:y="6.2cm">
          <text:p text:style-name="P2"><text:span text:style-name="T7">View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2cm" svg:y1="12.2cm" svg:x2="6.4cm" svg:y2="8.6cm">
          <text:p/>
        </draw:line>
        <draw:line draw:style-name="gr12" draw:text-style-name="P2" draw:layer="layout" svg:x1="14cm" svg:y1="12.2cm" svg:x2="18.6cm" svg:y2="8.6cm">
          <text:p/>
        </draw:line>
        <draw:line draw:style-name="gr14" draw:text-style-name="P2" draw:layer="layout" svg:x1="20.6cm" svg:y1="8.6cm" svg:x2="15.4cm" svg:y2="13cm">
          <text:p/>
        </draw:line>
        <draw:line draw:style-name="gr15" draw:text-style-name="P2" draw:layer="layout" svg:x1="4cm" svg:y1="8.6cm" svg:x2="9.2cm" svg:y2="13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-View-ViewModel</text:p>
          </draw:text-box>
        </draw:frame>
        <draw:custom-shape draw:style-name="gr3" draw:text-style-name="P8" draw:layer="layout" svg:width="6.2cm" svg:height="2.4cm" svg:x="11cm" svg:y="14.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4cm" svg:x="11cm" svg:y="9.8cm">
          <text:p text:style-name="P2"><text:span text:style-name="T7">View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2cm" svg:height="2.4cm" svg:x="11cm" svg:y="5.1cm">
          <text:p text:style-name="P2"><text:span text:style-name="T7">View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2.4cm" svg:y1="7.6cm" svg:x2="12.4cm" svg:y2="9.8cm">
          <text:p/>
        </draw:line>
        <draw:line draw:style-name="gr16" draw:text-style-name="P2" draw:layer="layout" svg:x1="12.6cm" svg:y1="12.2cm" svg:x2="12.6cm" svg:y2="14.6cm">
          <text:p/>
        </draw:line>
        <draw:line draw:style-name="gr17" draw:text-style-name="P2" draw:layer="layout" svg:x1="15.2cm" svg:y1="14.6cm" svg:x2="15.2cm" svg:y2="12.2cm">
          <text:p/>
        </draw:line>
        <draw:line draw:style-name="gr17" draw:text-style-name="P2" draw:layer="layout" svg:x1="15.2cm" svg:y1="9.8cm" svg:x2="15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vvmF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sialcasa/mvvmFX" xlink:type="simple">https://github.com/sialcasa/mvvmFX</text:a> </text:p>
              </text:list-item>
              <text:list-item>
                <text:p>OpenSource: Apache-Licence</text:p>
              </text:list-item>
              <text:list-item>
                <text:p>MVVM für JavaFX</text:p>
              </text:list-item>
              <text:list-item>
                <text:p>Convention-over-Configuration</text:p>
              </text:list-item>
              <text:list-item>
                <text:p>Dependency-Injection Inte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martinfowler.com/eaaDev/uiArchs.html" xlink:type="simple">GUI-Architectures (martin fowler)</text:a></text:p>
              </text:list-item>
              <text:list-item>
                <text:p><text:a xlink:href="http://www.heise.de/developer/artikel/CQRS-neues-Architekturprinzip-zur-Trennung-von-Befehlen-und-Abfragen-1797489.html" xlink:type="simple">CQRS</text:a></text:p>
              </text:list-item>
              <text:list-item>
                <text:p><text:a xlink:href="https://github.com/sialcasa/mvvmFX" xlink:type="simple">mvvmFX</text:a></text:p>
                <text:p/>
              </text:list-item>
            </text:list>
          </draw:text-box>
        </draw:frame>
        <draw:frame draw:style-name="gr18" draw:text-style-name="P3" draw:layer="layout" svg:width="0.502cm" svg:height="1.195cm" svg:x="6.2cm" svg:y="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Ubuntu2" svg:font-family="Ubuntu" style:font-adornments="Italic" style:font-pitch="variable"/>
    <style:font-face style:name="Ubuntu Light1" svg:font-family="'Ubuntu Light'" style:font-pitch="variable"/>
    <style:font-face style:name="Ubuntu Light2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Light" svg:font-family="'Ubuntu Light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 Light1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</meta:initial-creator>
    <meta:creation-date>2014-12-03T15:19:44.403099975</meta:creation-date>
    <dc:date>2014-12-11T16:10:02.799579622</dc:date>
    <dc:creator>Manuel </dc:creator>
    <meta:editing-duration>PT2H23M48S</meta:editing-duration>
    <meta:editing-cycles>8</meta:editing-cycles>
    <meta:generator>LibreOffice/4.2.7.2$Linux_X86_64 LibreOffice_project/420m0$Build-2</meta:generator>
    <meta:document-statistic meta:object-count="121"/>
  </office:meta>
</office:document-meta>
</file>